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_5f_documents" style:display-name="table_documents" style:family="table">
      <style:table-properties style:width="17.013cm" fo:margin-left="0cm" table:align="left" style:may-break-between-rows="true" table:border-model="collapsing"/>
    </style:style>
    <style:style style:name="table_5f_documents.A" style:display-name="table_documents.A" style:family="table-column">
      <style:table-column-properties style:column-width="4.101cm"/>
    </style:style>
    <style:style style:name="table_5f_documents.B" style:display-name="table_documents.B" style:family="table-column">
      <style:table-column-properties style:column-width="4.286cm"/>
    </style:style>
    <style:style style:name="table_5f_documents.C" style:display-name="table_documents.C" style:family="table-column">
      <style:table-column-properties style:column-width="8.625cm"/>
    </style:style>
    <style:style style:name="table_5f_documents.1" style:display-name="table_documents.1" style:family="table-row">
      <style:table-row-properties style:min-row-height="1.296cm"/>
    </style:style>
    <style:style style:name="table_5f_documents.A1" style:display-name="table_documents.A1" style:family="table-cell">
      <style:table-cell-properties style:vertical-align="middle" fo:background-color="#eeeeee" fo:padding="0.097cm" fo:border="0.5pt solid #eeeeee">
        <style:background-image/>
      </style:table-cell-properties>
    </style:style>
    <style:style style:name="table_5f_documents.2" style:display-name="table_documents.2" style:family="table-row">
      <style:table-row-properties fo:keep-together="auto"/>
    </style:style>
    <style:style style:name="table_5f_documents.A2" style:display-name="table_documents.A2" style:family="table-cell">
      <style:table-cell-properties style:vertical-align="middle" fo:background-color="#ffffff" fo:padding="0.097cm" fo:border="0.75pt solid #eeeeee">
        <style:background-image/>
      </style:table-cell-properties>
    </style:style>
    <style:style style:name="table_5f_destinataires" style:display-name="table_destinataires" style:family="table">
      <style:table-properties style:width="17cm" fo:margin-left="0cm" table:align="left"/>
    </style:style>
    <style:style style:name="table_5f_destinataires.A" style:display-name="table_destinataires.A" style:family="table-column">
      <style:table-column-properties style:column-width="2.91cm"/>
    </style:style>
    <style:style style:name="table_5f_destinataires.B" style:display-name="table_destinataires.B" style:family="table-column">
      <style:table-column-properties style:column-width="2.487cm"/>
    </style:style>
    <style:style style:name="table_5f_destinataires.C" style:display-name="table_destinataires.C" style:family="table-column">
      <style:table-column-properties style:column-width="2.397cm"/>
    </style:style>
    <style:style style:name="table_5f_destinataires.E" style:display-name="table_destinataires.E" style:family="table-column">
      <style:table-column-properties style:column-width="2.988cm"/>
    </style:style>
    <style:style style:name="table_5f_destinataires.F" style:display-name="table_destinataires.F" style:family="table-column">
      <style:table-column-properties style:column-width="3.307cm"/>
    </style:style>
    <style:style style:name="table_5f_destinataires.A1" style:display-name="table_destinataires.A1" style:family="table-cell">
      <style:table-cell-properties style:vertical-align="middle" fo:background-color="#eeeeee" fo:padding="0.097cm" fo:border-left="0.5pt solid #eeeeee" fo:border-right="none" fo:border-top="0.5pt solid #eeeeee" fo:border-bottom="0.5pt solid #eeeeee">
        <style:background-image/>
      </style:table-cell-properties>
    </style:style>
    <style:style style:name="table_5f_destinataires.F1" style:display-name="table_destinataires.F1" style:family="table-cell">
      <style:table-cell-properties style:vertical-align="middle" fo:background-color="#eeeeee" fo:padding="0.097cm" fo:border="0.5pt solid #eeeeee">
        <style:background-image/>
      </style:table-cell-properties>
    </style:style>
    <style:style style:name="table_5f_destinataires.A2" style:display-name="table_destinataires.A2" style:family="table-cell">
      <style:table-cell-properties style:vertical-align="middle" fo:padding="0.097cm" fo:border-left="0.5pt solid #eeeeee" fo:border-right="none" fo:border-top="none" fo:border-bottom="0.5pt solid #eeeeee"/>
    </style:style>
    <style:style style:name="table_5f_destinataires.B2" style:display-name="table_destinataires.B2" style:family="table-cell">
      <style:table-cell-properties style:vertical-align="middle" fo:padding="0.097cm" fo:border-left="0.5pt solid #eeeeee" fo:border-right="none" fo:border-top="none" fo:border-bottom="0.5pt solid #eeeeee"/>
    </style:style>
    <style:style style:name="table_5f_destinataires.C2" style:display-name="table_destinataires.C2" style:family="table-cell">
      <style:table-cell-properties style:vertical-align="middle" fo:padding="0.097cm" fo:border-left="0.5pt solid #eeeeee" fo:border-right="none" fo:border-top="none" fo:border-bottom="0.5pt solid #eeeeee"/>
    </style:style>
    <style:style style:name="table_5f_destinataires.D2" style:display-name="table_destinataires.D2" style:family="table-cell">
      <style:table-cell-properties style:vertical-align="middle" fo:padding="0.097cm" fo:border-left="0.5pt solid #eeeeee" fo:border-right="none" fo:border-top="none" fo:border-bottom="0.5pt solid #eeeeee"/>
    </style:style>
    <style:style style:name="table_5f_destinataires.E2" style:display-name="table_destinataires.E2" style:family="table-cell">
      <style:table-cell-properties style:vertical-align="middle" fo:padding="0.097cm" fo:border-left="0.5pt solid #eeeeee" fo:border-right="none" fo:border-top="none" fo:border-bottom="0.5pt solid #eeeeee"/>
    </style:style>
    <style:style style:name="table_5f_destinataires.F2" style:display-name="table_destinataires.F2" style:family="table-cell">
      <style:table-cell-properties style:vertical-align="middle" fo:padding="0.097cm" fo:border-left="0.5pt solid #eeeeee" fo:border-right="0.5pt solid #eeeeee" fo:border-top="none" fo:border-bottom="0.5pt solid #eeeeee"/>
    </style:style>
    <style:style style:name="P1" style:family="paragraph" style:parent-style-name="Standard">
      <style:text-properties style:font-name="Lato" officeooo:rsid="00169c78" officeooo:paragraph-rsid="001e7dee"/>
    </style:style>
    <style:style style:name="P2" style:family="paragraph" style:parent-style-name="Standard">
      <style:text-properties style:font-name="Lato" officeooo:rsid="002bb42f" officeooo:paragraph-rsid="002018f3"/>
    </style:style>
    <style:style style:name="P3" style:family="paragraph" style:parent-style-name="Standard">
      <style:paragraph-properties fo:text-align="center" style:justify-single-word="false"/>
      <style:text-properties style:font-name="Lato" fo:font-size="10pt" officeooo:rsid="002bb42f" officeooo:paragraph-rsid="002018f3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Lato" fo:font-size="11pt" fo:font-weight="bold" officeooo:rsid="002bb42f" officeooo:paragraph-rsid="002018f3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Lato" fo:font-size="11pt" fo:font-weight="bold" officeooo:rsid="005d94f9" officeooo:paragraph-rsid="005d94f9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Lato" fo:font-size="11pt" fo:font-weight="bold" officeooo:rsid="005e5cb1" officeooo:paragraph-rsid="005e5c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style:font-name="Lato" fo:font-size="16pt" fo:font-weight="bold" officeooo:rsid="00218d20" officeooo:paragraph-rsid="00218d20" style:font-size-asian="16pt" style:font-weight-asian="bold" style:font-size-complex="16pt" style:font-weight-complex="bold"/>
    </style:style>
    <style:style style:name="P8" style:family="paragraph" style:parent-style-name="Standard">
      <style:paragraph-properties fo:margin-top="0.101cm" fo:margin-bottom="0.101cm" style:contextual-spacing="false"/>
      <style:text-properties style:font-name="Lato" fo:font-size="15pt" fo:font-weight="normal" officeooo:rsid="00218d20" officeooo:paragraph-rsid="00218d20" style:font-size-asian="15pt" style:font-weight-asian="normal" style:font-size-complex="15pt" style:font-weight-complex="normal"/>
    </style:style>
    <style:style style:name="P9" style:family="paragraph" style:parent-style-name="Standard">
      <style:text-properties style:font-name="Lato" fo:font-size="15pt" fo:font-weight="bold" officeooo:rsid="00330d12" officeooo:paragraph-rsid="00330d12" style:font-size-asian="15pt" style:font-weight-asian="bold" style:font-size-complex="15pt" style:font-weight-complex="bold"/>
    </style:style>
    <style:style style:name="P10" style:family="paragraph" style:parent-style-name="Standard">
      <style:text-properties style:font-name="Lato" fo:font-size="15pt" fo:font-weight="bold" officeooo:rsid="0031efa6" officeooo:paragraph-rsid="0034be1b" style:font-size-asian="15pt" style:font-weight-asian="bold" style:font-size-complex="15pt" style:font-weight-complex="bold"/>
    </style:style>
    <style:style style:name="P11" style:family="paragraph" style:parent-style-name="Standard">
      <style:text-properties style:font-name="Lato" fo:font-size="15pt" fo:font-weight="bold" officeooo:rsid="0031efa6" officeooo:paragraph-rsid="002018f3" style:font-size-asian="15pt" style:font-weight-asian="bold" style:font-size-complex="15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ato" fo:font-size="15pt" fo:font-weight="bold" officeooo:rsid="00455bbe" officeooo:paragraph-rsid="0049a0af" style:font-size-asian="15pt" style:font-weight-asian="bold" style:font-size-complex="15pt" style:font-weight-complex="bold"/>
    </style:style>
    <style:style style:name="P13" style:family="paragraph" style:parent-style-name="Standard">
      <style:text-properties style:font-name="Lato" officeooo:rsid="002018f3" officeooo:paragraph-rsid="002018f3"/>
    </style:style>
    <style:style style:name="P14" style:family="paragraph" style:parent-style-name="Standard">
      <style:paragraph-properties fo:text-align="center" style:justify-single-word="false"/>
      <style:text-properties fo:color="#000000" loext:opacity="100%" style:font-name="Lato" fo:font-size="10pt" fo:font-weight="normal" officeooo:rsid="002bb42f" officeooo:paragraph-rsid="00561d81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color="#000000" loext:opacity="100%" style:font-name="Lato" fo:font-size="10pt" fo:font-weight="normal" officeooo:rsid="002bb42f" officeooo:paragraph-rsid="005e5cb1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000000" loext:opacity="100%" style:font-name="Lato" fo:font-size="10pt" officeooo:rsid="002bb42f" officeooo:paragraph-rsid="00387317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Lato" fo:font-size="11pt" fo:font-weight="bold" officeooo:rsid="0062f287" officeooo:paragraph-rsid="0062f287" style:font-size-asian="11pt" style:font-weight-asian="bold" style:font-size-complex="11pt" style:font-weight-complex="bold"/>
    </style:style>
    <style:style style:name="T1" style:family="text">
      <style:text-properties officeooo:rsid="00328231"/>
    </style:style>
    <style:style style:name="T2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071" number:language="fr" number:country="FR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0" text:name="date_envoi"/>
        <text:user-field-decl office:value-type="float" office:value="0" text:name="dernier_envoi"/>
        <text:user-field-decl office:value-type="string" office:string-value="nombre_envois" text:name="nombre_envois"/>
        <text:user-field-decl office:value-type="string" office:string-value="lecture" text:name="lecture"/>
        <text:user-field-decl office:value-type="float" office:value="0" text:name="date"/>
        <text:user-field-decl office:value-type="float" office:value="0" text:name="date_reponse"/>
        <text:user-field-decl office:value-type="string" office:string-value="entité" text:name="entite"/>
        <text:user-field-decl office:value-type="string" office:string-value="type_document" text:name="type_document"/>
        <text:user-field-decl office:value-type="string" office:string-value="titre" text:name="titre"/>
        <text:user-field-decl office:value-type="string" office:string-value="titre_doc" text:name="titre_document"/>
        <text:user-field-decl office:value-type="string" office:string-value="empreinte" text:name="empreinte_document"/>
        <text:user-field-decl office:value-type="string" office:string-value="champ" text:name="champ_document"/>
        <text:user-field-decl office:value-type="string" office:string-value="email_destinataire" text:name="email_destinataire"/>
        <text:user-field-decl office:value-type="string" office:string-value="type_destinataire" text:name="type_destinataire"/>
      </text:user-field-decls>
      <text:p text:style-name="P7">Accusé de n<text:span text:style-name="T1">otification</text:span> de mail sécurisé</text:p>
      <text:p text:style-name="P8"><text:user-field-get text:name="entite">entité</text:user-field-get><text:s/>- <text:user-field-get text:name="type_document">type_document</text:user-field-get><text:s/>- <text:user-field-get text:name="titre">titre</text:user-field-get></text:p>
      <text:p text:style-name="P13">Dernière mise à jour : <text:user-field-get style:data-style-name="N10071" text:name="date">30/12/1899 00:00:00</text:user-field-get></text:p>
      <text:p text:style-name="P11"/>
      <text:section text:style-name="Sect1" text:name="documents" text:condition="ooow:&quot;nombre_documents&quot; == &quot;0&quot;" text:is-hidden="true">
        <text:p text:style-name="P12">Pièces jointes</text:p>
        <text:p text:style-name="P12"/>
        <table:table table:name="table_documents" table:style-name="table_5f_documents" table:template-name="Simple Grid Rows">
          <table:table-column table:style-name="table_5f_documents.A"/>
          <table:table-column table:style-name="table_5f_documents.B"/>
          <table:table-column table:style-name="table_5f_documents.C"/>
          <table:table-row table:style-name="table_5f_documents.1">
            <table:table-cell table:style-name="table_5f_documents.A1" office:value-type="string">
              <text:p text:style-name="P6">Champ</text:p>
            </table:table-cell>
            <table:table-cell table:style-name="table_5f_documents.A1" office:value-type="string">
              <text:p text:style-name="P17">Nom</text:p>
            </table:table-cell>
            <table:table-cell table:style-name="table_5f_documents.A1" office:value-type="string">
              <text:p text:style-name="P5">Empreinte</text:p>
            </table:table-cell>
          </table:table-row>
          <table:table-row table:style-name="table_5f_documents.2">
            <table:table-cell table:style-name="table_5f_documents.A2" office:value-type="string">
              <text:p text:style-name="P15"><text:user-field-get text:name="champ_document">champ</text:user-field-get></text:p>
            </table:table-cell>
            <table:table-cell table:style-name="table_5f_documents.A2" office:value-type="string">
              <text:p text:style-name="P14"><text:user-field-get text:name="titre_document">titre_doc</text:user-field-get><text:s/><text:span text:style-name="T2"><text:s/></text:span></text:p>
            </table:table-cell>
            <table:table-cell table:style-name="table_5f_documents.A2" office:value-type="string">
              <text:p text:style-name="P16"><text:user-field-get text:name="empreinte_document">empreinte</text:user-field-get></text:p>
            </table:table-cell>
          </table:table-row>
        </table:table>
        <text:p text:style-name="P10"/>
      </text:section>
      <text:p text:style-name="P9">Destinataires</text:p>
      <text:p text:style-name="P2"/>
      <table:table table:name="table_destinataires" table:style-name="table_5f_destinataires">
        <table:table-column table:style-name="table_5f_destinataires.A"/>
        <table:table-column table:style-name="table_5f_destinataires.B"/>
        <table:table-column table:style-name="table_5f_destinataires.C"/>
        <table:table-column table:style-name="table_5f_destinataires.A"/>
        <table:table-column table:style-name="table_5f_destinataires.E"/>
        <table:table-column table:style-name="table_5f_destinataires.F"/>
        <table:table-row>
          <table:table-cell table:style-name="table_5f_destinataires.A1" office:value-type="string">
            <text:p text:style-name="P4">Email</text:p>
          </table:table-cell>
          <table:table-cell table:style-name="table_5f_destinataires.A1" office:value-type="string">
            <text:p text:style-name="P4">Type</text:p>
          </table:table-cell>
          <table:table-cell table:style-name="table_5f_destinataires.A1" office:value-type="string">
            <text:p text:style-name="P4">Date d’envoi</text:p>
          </table:table-cell>
          <table:table-cell table:style-name="table_5f_destinataires.A1" office:value-type="string">
            <text:p text:style-name="P4">Dernier envoi</text:p>
          </table:table-cell>
          <table:table-cell table:style-name="table_5f_destinataires.A1" office:value-type="string">
            <text:p text:style-name="P4">Nombre d’envois</text:p>
          </table:table-cell>
          <table:table-cell table:style-name="table_5f_destinataires.F1" office:value-type="string">
            <text:p text:style-name="P4">Lecture</text:p>
          </table:table-cell>
        </table:table-row>
        <table:table-row>
          <table:table-cell table:style-name="table_5f_destinataires.A2" office:value-type="string">
            <text:p text:style-name="P3"><text:user-field-get text:name="email_destinataire">email_destinataire</text:user-field-get></text:p>
          </table:table-cell>
          <table:table-cell table:style-name="table_5f_destinataires.B2" office:value-type="string">
            <text:p text:style-name="P3"><text:user-field-get text:name="type_destinataire">type_destinataire</text:user-field-get></text:p>
          </table:table-cell>
          <table:table-cell table:style-name="table_5f_destinataires.C2" office:value-type="string">
            <text:p text:style-name="P3"><text:user-field-get style:data-style-name="N10071" text:name="date_envoi">30/12/1899 00:00:00</text:user-field-get></text:p>
          </table:table-cell>
          <table:table-cell table:style-name="table_5f_destinataires.D2" office:value-type="string">
            <text:p text:style-name="P3"><text:user-field-get style:data-style-name="N10071" text:name="dernier_envoi">30/12/1899 00:00:00</text:user-field-get></text:p>
          </table:table-cell>
          <table:table-cell table:style-name="table_5f_destinataires.E2" office:value-type="string">
            <text:p text:style-name="P3"><text:user-field-get text:name="nombre_envois">nombre_envois</text:user-field-get></text:p>
          </table:table-cell>
          <table:table-cell table:style-name="table_5f_destinataires.F2" office:value-type="string">
            <text:p text:style-name="P3"><text:user-field-get text:name="lecture">lecture</text:user-field-get></text:p>
          </table:table-cell>
        </table:table-row>
      </table:table>
      <text:p text:style-name="P2"/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fr" number:country="FR">
      <number:number number:min-integer-digits="1"/>
    </number:number-style>
    <number:text-style style:name="N10100" number:language="fr" number:country="FR">
      <number:text-content/>
    </number:text-style>
    <style:style style:name="Simple_20_Grid_20_Rows.1" style:display-name="Simple Grid Row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2" style:display-name="Simple Grid Row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3" style:display-name="Simple Grid Row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4" style:display-name="Simple Grid Row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5" style:display-name="Simple Grid Rows.5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6" style:display-name="Simple Grid Rows.6" style:family="table-cell" style:data-style-name="N1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7" style:display-name="Simple Grid Row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8" style:display-name="Simple Grid Row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9" style:display-name="Simple Grid Rows.9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0" style:display-name="Simple Grid Rows.10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1" style:display-name="Simple Grid Row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2" style:display-name="Simple Grid Row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3" style:display-name="Simple Grid Rows.13" style:family="table-cell" style:data-style-name="N1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4" style:display-name="Simple Grid Rows.14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5" style:display-name="Simple Grid Row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6" style:display-name="Simple Grid Rows.16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09:38:06.214335722</meta:creation-date>
    <dc:date>2024-04-15T10:55:28.326800442</dc:date>
    <meta:editing-duration>PT13H34M11S</meta:editing-duration>
    <meta:editing-cycles>67</meta:editing-cycles>
    <meta:generator>LibreOffice/7.3.7.2$Linux_X86_64 LibreOffice_project/30$Build-2</meta:generator>
    <meta:document-statistic meta:table-count="2" meta:image-count="0" meta:object-count="0" meta:page-count="1" meta:paragraph-count="23" meta:word-count="44" meta:character-count="329" meta:non-whitespace-character-count="306"/>
  </office:meta>
</office:document-meta>
</file>